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fo:font-size="20pt" style:font-size-asian="20pt" style:font-size-complex="20pt"/>
    </style:style>
    <style:style style:name="T2" style:parent-style-name="Policepardéfaut" style:family="text">
      <style:text-properties fo:font-style="italic" style:font-style-asian="italic" style:text-underline-type="single" style:text-underline-style="solid" style:text-underline-width="auto" style:text-underline-mode="continuous"/>
    </style:style>
    <style:style style:name="T3" style:parent-style-name="Policepardéfaut" style:family="text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5" style:parent-style-name="Normal" style:family="paragraph">
      <style:text-properties fo:color="#5B9BD5"/>
    </style:style>
    <style:style style:name="T6" style:parent-style-name="Policepardéfaut" style:family="text">
      <style:text-properties fo:text-shadow="0.0145in 0.0145in 0.0416in #000000" fo:color="#000000"/>
    </style:style>
    <style:style style:name="P7" style:parent-style-name="Normal" style:family="paragraph">
      <style:text-properties fo:color="#5B9BD5"/>
    </style:style>
    <style:style style:name="T8" style:parent-style-name="Policepardéfaut" style:family="text">
      <style:text-properties fo:text-shadow="0.0145in 0.0145in 0.0416in #000000" fo:color="#000000"/>
    </style:style>
    <style:style style:name="P9" style:parent-style-name="Normal" style:family="paragraph">
      <style:text-properties fo:color="#5B9BD5"/>
    </style:style>
    <style:style style:name="T10" style:parent-style-name="Policepardéfaut" style:family="text">
      <style:text-properties fo:text-shadow="0.0145in 0.0145in 0.0416in #000000" fo:color="#000000"/>
    </style:style>
    <style:style style:name="P11" style:parent-style-name="Normal" style:family="paragraph">
      <style:text-properties fo:color="#5B9BD5"/>
    </style:style>
    <style:style style:name="T12" style:parent-style-name="Policepardéfaut" style:family="text">
      <style:text-properties fo:text-shadow="0.0145in 0.0145in 0.0416in #000000" fo:color="#000000"/>
    </style:style>
    <style:style style:name="P13" style:parent-style-name="Normal" style:family="paragraph">
      <style:text-properties fo:font-weight="bold" style:font-weight-asian="bold" fo:text-shadow="0.0291in 0.0291in 0.0138in #FFFFFF" fo:color="#000000" fo:font-size="14pt" style:font-size-asian="14pt" style:font-size-complex="14pt"/>
    </style:style>
    <style:style style:name="P14" style:parent-style-name="Normal" style:family="paragraph">
      <style:paragraph-properties fo:margin-left="0.4916in">
        <style:tab-stops/>
      </style:paragraph-properties>
    </style:style>
    <style:style style:name="P15" style:parent-style-name="Normal" style:family="paragraph">
      <style:paragraph-properties fo:margin-left="0.4916in">
        <style:tab-stops/>
      </style:paragraph-properties>
    </style:style>
    <style:style style:name="P16" style:parent-style-name="Normal" style:family="paragraph">
      <style:paragraph-properties fo:margin-left="0.4916in">
        <style:tab-stops/>
      </style:paragraph-properties>
    </style:style>
    <style:style style:name="P17" style:parent-style-name="Normal" style:family="paragraph">
      <style:paragraph-properties fo:margin-left="0.4916in">
        <style:tab-stops/>
      </style:paragraph-properties>
    </style:style>
    <style:style style:name="P18" style:parent-style-name="Normal" style:family="paragraph">
      <style:paragraph-properties fo:margin-left="0.4916in">
        <style:tab-stops/>
      </style:paragraph-properties>
    </style:style>
    <style:style style:name="P19" style:parent-style-name="Normal" style:family="paragraph">
      <style:paragraph-properties fo:margin-left="0.4916in">
        <style:tab-stops/>
      </style:paragraph-properties>
    </style:style>
    <style:style style:name="P20" style:parent-style-name="Normal" style:family="paragraph">
      <style:paragraph-properties fo:margin-left="0.4916in">
        <style:tab-stops/>
      </style:paragraph-properties>
    </style:style>
    <style:style style:name="T21" style:parent-style-name="Policepardéfaut" style:family="text">
      <style:text-properties fo:text-shadow="0.0145in 0.0145in 0.0416in #000000" fo:color="#000000"/>
    </style:style>
    <style:style style:name="T22" style:parent-style-name="Policepardéfaut" style:family="text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T23" style:parent-style-name="Policepardéfaut" style:family="text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T24" style:parent-style-name="Policepardéfaut" style:family="text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T25" style:parent-style-name="Policepardéfaut" style:family="text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26" style:parent-style-name="Normal" style:family="paragraph">
      <style:text-properties fo:color="#5B9BD5"/>
    </style:style>
    <style:style style:name="P27" style:parent-style-name="Normal" style:family="paragraph">
      <style:paragraph-properties fo:text-indent="0.4916in"/>
    </style:style>
    <style:style style:name="P28" style:parent-style-name="Normal" style:family="paragraph">
      <style:paragraph-properties fo:text-indent="0.4916in"/>
    </style:style>
    <style:style style:name="P29" style:parent-style-name="Normal" style:family="paragraph">
      <style:paragraph-properties fo:text-indent="0.4916in"/>
    </style:style>
    <style:style style:name="P30" style:parent-style-name="Normal" style:family="paragraph">
      <style:text-properties fo:color="#5B9BD5"/>
    </style:style>
    <style:style style:name="P31" style:parent-style-name="Normal" style:family="paragraph">
      <style:paragraph-properties fo:text-indent="0.4916in"/>
    </style:style>
    <style:style style:name="P32" style:parent-style-name="Normal" style:family="paragraph">
      <style:paragraph-properties fo:text-indent="0.4916in"/>
    </style:style>
    <style:style style:name="P33" style:parent-style-name="Normal" style:family="paragraph">
      <style:text-properties fo:color="#5B9BD5"/>
    </style:style>
    <style:style style:name="P34" style:parent-style-name="Normal" style:family="paragraph">
      <style:text-properties fo:color="#5B9BD5"/>
    </style:style>
    <style:style style:name="P35" style:parent-style-name="Normal" style:family="paragraph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36" style:parent-style-name="Normal" style:family="paragraph">
      <style:paragraph-properties fo:margin-left="0.4916in" fo:text-indent="0.4916in">
        <style:tab-stops/>
      </style:paragraph-properties>
    </style:style>
    <style:style style:name="P37" style:parent-style-name="Normal" style:family="paragraph">
      <style:paragraph-properties fo:margin-left="0.4916in" fo:text-indent="0.4916in">
        <style:tab-stops/>
      </style:paragraph-properties>
    </style:style>
    <style:style style:name="P38" style:parent-style-name="Normal" style:family="paragraph">
      <style:paragraph-properties fo:margin-left="0.4916in" fo:text-indent="0.4916in">
        <style:tab-stops/>
      </style:paragraph-properties>
    </style:style>
    <style:style style:name="P39" style:parent-style-name="Normal" style:family="paragraph">
      <style:paragraph-properties fo:margin-left="0.4916in" fo:text-indent="0.4916in">
        <style:tab-stops/>
      </style:paragraph-properties>
    </style:style>
    <style:style style:name="T40" style:parent-style-name="Policepardéfaut" style:family="text">
      <style:text-properties fo:color="#5B9BD5"/>
    </style:style>
    <style:style style:name="T41" style:parent-style-name="Policepardéfaut" style:family="text">
      <style:text-properties fo:color="#5B9BD5"/>
    </style:style>
    <style:style style:name="T42" style:parent-style-name="Policepardéfaut" style:family="text">
      <style:text-properties fo:color="#5B9BD5"/>
    </style:style>
    <style:style style:name="T43" style:parent-style-name="Policepardéfaut" style:family="text">
      <style:text-properties fo:color="#5B9BD5"/>
    </style:style>
    <style:style style:name="P44" style:parent-style-name="Normal" style:family="paragraph">
      <style:text-properties fo:font-weight="bold" style:font-weight-asian="bold" fo:font-size="20pt" style:font-size-asian="20pt" style:font-size-complex="20pt"/>
    </style:style>
    <style:style style:name="P45" style:parent-style-name="Normal" style:family="paragraph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46" style:parent-style-name="Normal" style:family="paragraph">
      <style:paragraph-properties fo:margin-left="0.9833in">
        <style:tab-stops/>
      </style:paragraph-properties>
    </style:style>
    <style:style style:name="P47" style:parent-style-name="Normal" style:family="paragraph">
      <style:paragraph-properties fo:margin-left="0.9833in">
        <style:tab-stops/>
      </style:paragraph-properties>
    </style:style>
    <style:style style:name="P48" style:parent-style-name="Normal" style:family="paragraph">
      <style:paragraph-properties fo:margin-left="0.9833in">
        <style:tab-stops/>
      </style:paragraph-properties>
    </style:style>
    <style:style style:name="P49" style:parent-style-name="Normal" style:family="paragraph">
      <style:paragraph-properties fo:margin-left="0.4916in" fo:text-indent="0.4916in">
        <style:tab-stops/>
      </style:paragraph-properties>
    </style:style>
    <style:style style:name="P50" style:parent-style-name="Normal" style:family="paragraph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51" style:parent-style-name="Normal" style:family="paragraph">
      <style:paragraph-properties fo:margin-left="0.4916in" fo:text-indent="0.4916in">
        <style:tab-stops/>
      </style:paragraph-properties>
    </style:style>
    <style:style style:name="P52" style:parent-style-name="Normal" style:family="paragraph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53" style:parent-style-name="Normal" style:family="paragraph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54" style:parent-style-name="Normal" style:family="paragraph">
      <style:paragraph-properties fo:text-indent="0.4916in"/>
    </style:style>
    <style:style style:name="P55" style:parent-style-name="Normal" style:family="paragraph">
      <style:paragraph-properties fo:margin-left="0.4916in">
        <style:tab-stops/>
      </style:paragraph-properties>
    </style:style>
    <style:style style:name="P56" style:parent-style-name="Normal" style:family="paragraph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57" style:parent-style-name="Normal" style:family="paragraph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58" style:parent-style-name="Normal" style:family="paragraph">
      <style:paragraph-properties fo:text-indent="0.4916in"/>
    </style:style>
    <style:style style:name="P59" style:parent-style-name="Normal" style:family="paragraph">
      <style:paragraph-properties fo:text-indent="0.4916in"/>
    </style:style>
    <style:style style:name="P60" style:parent-style-name="Normal" style:family="paragraph">
      <style:paragraph-properties fo:text-indent="0.4916in"/>
    </style:style>
    <style:style style:name="P61" style:parent-style-name="Normal" style:family="paragraph">
      <style:paragraph-properties fo:text-indent="0.4916in"/>
    </style:style>
    <style:style style:name="P62" style:parent-style-name="Normal" style:family="paragraph">
      <style:paragraph-properties fo:text-indent="0.4916in"/>
    </style:style>
    <style:style style:name="P63" style:parent-style-name="Normal" style:family="paragraph">
      <style:paragraph-properties fo:margin-left="0.4916in" fo:text-indent="0.4916in">
        <style:tab-stops/>
      </style:paragraph-properties>
    </style:style>
    <style:style style:name="P64" style:parent-style-name="Normal" style:family="paragraph">
      <style:paragraph-properties fo:margin-left="0.4916in" fo:text-indent="0.4916in">
        <style:tab-stops/>
      </style:paragraph-properties>
    </style:style>
    <style:style style:name="P65" style:parent-style-name="Normal" style:family="paragraph">
      <style:paragraph-properties fo:text-indent="0.4916in"/>
    </style:style>
    <style:style style:name="P66" style:parent-style-name="Normal" style:family="paragraph">
      <style:paragraph-properties fo:text-indent="0.4916in"/>
    </style:style>
    <style:style style:name="P67" style:parent-style-name="Normal" style:family="paragraph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68" style:parent-style-name="Normal" style:family="paragraph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69" style:parent-style-name="Normal" style:family="paragraph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70" style:parent-style-name="Normal" style:family="paragraph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71" style:parent-style-name="Normal" style:family="paragraph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72" style:parent-style-name="Normal" style:family="paragraph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73" style:parent-style-name="Normal" style:family="paragraph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74" style:parent-style-name="Normal" style:family="paragraph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75" style:parent-style-name="Normal" style:family="paragraph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76" style:parent-style-name="Normal" style:family="paragraph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77" style:parent-style-name="Normal" style:family="paragraph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78" style:parent-style-name="Normal" style:family="paragraph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79" style:parent-style-name="Normal" style:family="paragraph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80" style:parent-style-name="Normal" style:family="paragraph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V.1 - Analyse et correction de la base de données</text:p>
      <text:p text:style-name="Normal"><text:span text:style-name="T2"><text:s/></text:span><text:span text:style-name="T3">1. Chargement et correction des erreurs :</text:span></text:p>
      <text:p text:style-name="Normal">On doit ordonner l’ordre de la création des tables pour qu’il n’y a pas d’erreur. c’est-à-dire il faut créer le TABLE œuvre en premier et après le TABLE adhérents et ensuite le TABLE livres et le TABLE <text:s/>emprunter<text:s/></text:p>
      <text:p text:style-name="Normal"/>
      <text:p text:style-name="P4">3.<text:s/>Nombres de tuples après l’execution du script :</text:p>
      <text:p text:style-name="P5">Pour la table oeuvres :</text:p>
      <text:p text:style-name="Normal">SELECT COUNT(*) FROM `biblio`.`oeuvres`;</text:p>
      <text:p text:style-name="Normal"><text:s/>+----------+ | COUNT(*) | +----------+ |<text:span text:style-name="T6"><text:s/>18<text:s/></text:span>|</text:p>
      <text:p text:style-name="Normal"/>
      <text:p text:style-name="P7">Pour la table adherents :</text:p>
      <text:p text:style-name="Normal">SELECT COUNT(*) FROM `biblio`.`adherents`;</text:p>
      <text:p text:style-name="Normal"><text:s/>+----------+ | COUNT(*) | +----------+ |<text:s/><text:span text:style-name="T8">30</text:span><text:s/>| +----------+</text:p>
      <text:p text:style-name="Normal"/>
      <text:p text:style-name="P9">Pour la table livres :</text:p>
      <text:p text:style-name="Normal">+----------+ | COUNT(*) | +----------+ |<text:s/><text:span text:style-name="T10">32</text:span><text:s/>| +----------+</text:p>
      <text:p text:style-name="Normal"/>
      <text:p text:style-name="P11">Pour la table emprunter :</text:p>
      <text:p text:style-name="Normal">SELECT COUNT(*) FROM `biblio`.`emprunter`;<text:s/></text:p>
      <text:p text:style-name="Normal">+----------+ | COUNT(*) | +----------+ |<text:s/><text:span text:style-name="T12">33</text:span><text:s/>|</text:p>
      <text:p text:style-name="Normal"/>
      <text:p text:style-name="P13">NOMBRE TOTALE DE TUPLE</text:p>
      <text:p text:style-name="Normal">SELECT<text:s/></text:p>
      <text:p text:style-name="P14">(SELECT COUNT(*) FROM `biblio`.`oeuvres`)<text:s/></text:p>
      <text:p text:style-name="P15">+<text:s/></text:p>
      <text:p text:style-name="P16">(SELECT COUNT(*) FROM `biblio`.`adherents`)</text:p>
      <text:p text:style-name="P17"><text:s/>+</text:p>
      <text:p text:style-name="P18"><text:s/>(SELECT COUNT(*) FROM `biblio`.`livres`)<text:s/></text:p>
      <text:p text:style-name="P19">+</text:p>
      <text:p text:style-name="P20"><text:s/>(SELECT COUNT(*) FROM `biblio`.`emprunter`) AS `Nombres de tuples`;</text:p>
      <text:p text:style-name="Normal"/>
      <text:p text:style-name="Normal"><text:s/>+-------------------+ | Nombres de tuples | +-------------------+ |<text:span text:style-name="T21"><text:s/>113<text:s/></text:span>|</text:p>
      <text:p text:style-name="Normal"/>
      <text:p text:style-name="Normal"/>
      <text:p text:style-name="Normal"><text:s/><text:span text:style-name="T22">4.<text:s/></text:span><text:span text:style-name="T23">Nombre<text:s/></text:span><text:span text:style-name="T24">d’attributs dans la table rés</text:span><text:span text:style-name="T25">ultat de la requête précédente :</text:span></text:p>
      <text:p text:style-name="P26">Pour la table oeuvres :</text:p>
      <text:p text:style-name="P27">DESCRIBE `biblio`.`oeuvres`;</text:p>
      <text:p text:style-name="P28">On a donc 5 attributs pour la table œuvre</text:p>
      <text:p text:style-name="P29"/>
      <text:p text:style-name="P30">Pour la table adherents :</text:p>
      <text:p text:style-name="P31">DESCRIBE `biblio`.`adherents`;</text:p>
      <text:p text:style-name="P32">Donc on a 5 pour la tables adherents</text:p>
      <text:p text:style-name="P33">Pour la table livres :</text:p>
      <text:p text:style-name="Normal"><text:tab/>DESCRIBE `biblio`.`livres`;</text:p>
      <text:p text:style-name="Normal"><text:tab/>Donc on a 3 attributs por la table livres</text:p>
      <text:p text:style-name="P34">Pour la table emprunter :</text:p>
      <text:p text:style-name="Normal"><text:tab/>DESCRIBE `biblio`.`emprunter`;</text:p>
      <text:p text:style-name="Normal"><text:tab/>Donc on a 5 attributs pour la table emprunter</text:p>
      <text:p text:style-name="Normal"/>
      <text:p text:style-name="Normal"/>
      <text:p text:style-name="P35"><text:s/>5.<text:s/>Liste des clés primaires<text:s/>de la table résultat de la requête précédente :</text:p>
      <text:p text:style-name="Normal">SELECT<text:s/><text:tab/><text:tab/>COLUMN_NAME AS PRIMARY_KEY</text:p>
      <text:p text:style-name="P36"><text:s/>FROM INFORMATION_SCHEMA.COLUMNS<text:s/></text:p>
      <text:p text:style-name="P37">WHERE TABLE_SCHEMA = 'biblio'<text:s/></text:p>
      <text:p text:style-name="P38">AND TABLE_NAME = '' -- Nom de la tables<text:s/></text:p>
      <text:p text:style-name="P39">AND COLUMN_KEY = 'PRI';</text:p>
      <text:p text:style-name="Normal"><text:span text:style-name="T40">Pour la table œuvres<text:s/></text:span>: NO</text:p>
      <text:p text:style-name="Normal"><text:span text:style-name="T41">Pour la table adhérents<text:s/></text:span>: NA</text:p>
      <text:p text:style-name="Normal"><text:span text:style-name="T42">Pour la table livres<text:s/></text:span>: NL</text:p>
      <text:p text:style-name="Normal"><text:span text:style-name="T43">Pour la table emprunter<text:s/></text:span>: NL,dateEmp</text:p>
      <text:p text:style-name="Normal"/>
      <text:soft-page-break/>
      <text:p text:style-name="P44">V.2 - Interactions avec la base de données<text:s/></text:p>
      <text:p text:style-name="P45">9. Les livres actuellement empruntés :</text:p>
      <text:p text:style-name="Normal">SELECT<text:s/></text:p>
      <text:p text:style-name="P46">DISTINCT(emprunter.NL),titre,auteur,editeur,annee</text:p>
      <text:p text:style-name="P47"><text:s/>FROM Livres_Oeuvres<text:s/></text:p>
      <text:p text:style-name="P48">INNER JOIN emprunter</text:p>
      <text:p text:style-name="P49"><text:s/>ON emprunter.NL=Livres_Oeuvres.NL</text:p>
      <text:p text:style-name="Normal"><text:s/>ORDER BY NL;</text:p>
      <text:p text:style-name="Normal"/>
      <text:p text:style-name="P50">10. Les livres empruntés par Jeannette Lecoeur .<text:s/>Vérifier dans la réponse qu’il n’y a pas d’homonymes.</text:p>
      <text:p text:style-name="Normal">SELECT * FROM biblio.Livre_Oeuvres_Adherent_Emprunt<text:s/></text:p>
      <text:p text:style-name="P51">WHERE nom='Lecoeur' and prenom='Jeannette';</text:p>
      <text:p text:style-name="Normal">Il n’y a pas de <text:s/>Résultat ;</text:p>
      <text:p text:style-name="Normal">SELECT * FROM biblio.Livre_Oeuvres_Adherent_Emprunt WHERE nom='Lecoeur' and prenom='Jeanette';</text:p>
      <text:p text:style-name="Normal"/>
      <text:p text:style-name="P52"><text:s/>11. Tous les livres empruntés en septembre 2009 :</text:p>
      <text:p text:style-name="Normal">SELECT dateEmp,DISTINCT(NL),titre,auteur FROM biblio.Livre_Oeuvres_Adherent_Emprunt<text:s/></text:p>
      <text:p text:style-name="Normal">WHERE dateEmp BETWEEN '2009-09-01' AND '2009-09-30';</text:p>
      <text:p text:style-name="Normal"/>
      <text:p text:style-name="P53">12.Tous les adhérents qui ont emprunté un livre de Fedor Dostoievski :</text:p>
      <text:p text:style-name="Normal">SELECT<text:tab/><text:s/>dateEmp,NL,titre,auteur,NA,nom,prenom<text:s/></text:p>
      <text:p text:style-name="P54">FROM biblio.Livre_Oeuvres_Adherent_Emprunt<text:s/></text:p>
      <text:p text:style-name="P55">WHERE auteur='Fedor DOSTOIEVSKI';<text:s/></text:p>
      <text:p text:style-name="P56">13.Un nouvel adhérent vient de s’inscrire : Olivier DUPOND, 76, quai de la Loire, 75019 Paris, téléphone : 0102030405 :</text:p>
      <text:p text:style-name="Normal">INSERT INTO `biblio`.`adherents` (`nom`, `prenom`, `adr`, `tel`)<text:s/></text:p>
      <text:p text:style-name="Normal">VALUES ('Dupon', 'Olivier', '76 quai de la Loire, 75019 Paris', '0102030405');</text:p>
      <text:p text:style-name="P57">14.Martine CROZIER vient d’emprunter « Au coeur des ténèbres » que vous venez d’ajouter et « Le rouge et le noir » chez Hachette, livre n°23.<text:s/>Les<text:s/>mises à jour de la BD.<text:s/></text:p>
      <text:p text:style-name="Normal">SELECT * FROM adherents WHERE nom='Crozier' and prenom='Martine';</text:p>
      <text:soft-page-break/>
      <text:p text:style-name="Normal">SELECT * FROM biblio.Livres_Oeuvres<text:s/></text:p>
      <text:p text:style-name="P58">WHERE titre='Au coeur des ténèbres'<text:s/></text:p>
      <text:p text:style-name="P59">OR</text:p>
      <text:p text:style-name="P60"><text:s/>(titre='Le rouge et le noir' AND editeur='Hachette' AND NL=23);</text:p>
      <text:p text:style-name="P61"/>
      <text:p text:style-name="Normal">INSERT INTO `biblio`.`emprunter` (`NL`, `dateEmp`, `dureeMax`, `NA`)<text:s/></text:p>
      <text:p text:style-name="P62">VALUES</text:p>
      <text:p text:style-name="P63"><text:s/>('31', '2022-06-28', '14', '7'),<text:s/></text:p>
      <text:p text:style-name="P64">('23', '2022-06-28', '14', '7');</text:p>
      <text:p text:style-name="P65"><text:s/>Query OK, 2 rows affected (0,17 sec)</text:p>
      <text:p text:style-name="P66"><text:s/>Records: 2 Duplicates: 0 Warnings: 0</text:p>
      <text:p text:style-name="Normal"/>
      <text:p text:style-name="P67">15.M. Cyril FREDERIC ramène les livres qu’il a empruntés. Faire la mise à jour de la BD.<text:s/></text:p>
      <text:p text:style-name="P68">Recherche des livres qu’il a emprunter</text:p>
      <text:p text:style-name="Normal">SELECT * FROM biblio.Livre_Oeuvres_Adherent_Emprunt WHERE nom='Frederic'<text:s/>AND prenom='Cyril';</text:p>
      <text:p text:style-name="Normal"><text:s/>Pour faire les mises à jour de la BD</text:p>
      <text:p text:style-name="Normal">UPDATE `biblio`.`emprunter` SET `dateRet` = '2022-06-28' WHERE (`NL` = '2') and (`dateEmp` = '2022-06-17'); Query OK, 1 row affected (0,21 sec) Rows matched: 1 Changed: 1 Warnings: 0 UPDATE `biblio`.`emprunter` SET `dateRet` = '2022-06-28' WHERE (`NL` = '9') and (`dateEmp` = '2022-06-17'); Query OK, 1 row affected (0,13 sec) Rows matched: 1 Changed: 1 Warnings: 0</text:p>
      <text:p text:style-name="Normal"/>
      <text:p text:style-name="P69">16.M. Cyril FREDERIC essaye d’emprunter le livre n°23. Ecrire la requête. Que constatez-vous ?<text:s/></text:p>
      <text:p text:style-name="Normal">INSERT INTO `biblio`.`emprunter` (`NL`, `dateEmp`, `dureeMax`, `NA`) VALUES ('23', '2022-06-28', '14', '28');</text:p>
      <text:p text:style-name="Normal"/>
      <text:p text:style-name="P70">17.M. Cyril FREDERIC essaye d’emprunter le livre n°29. Écrire la requête. Que constatez-vous ?<text:s/></text:p>
      <text:p text:style-name="Normal">INSERT INTO `biblio`.`emprunter` (`NL`,<text:s/>`dateEmp`, `dureeMax`, `NA`) VALUES ('29', '2022-06-28', '14', '28'); Query OK, 1 row affected (0,81 sec</text:p>
      <text:p text:style-name="Normal"/>
      <text:p text:style-name="P71">18.Quels sont le ou les auteurs du titre « Voyage au bout de la nuit »<text:s/></text:p>
      <text:p text:style-name="Normal">SELECT * FROM biblio.oeuvres WHERE titre='Voyage au bout de la nuit';<text:s/></text:p>
      <text:p text:style-name="P72">19.Quels sont les ou les éditeurs du titre « Narcisse et Goldmund »<text:s/></text:p>
      <text:soft-page-break/>
      <text:p text:style-name="Normal">SELECT DISTINCT(`NO`),titre,editeur FROM biblio.Livres_Oeuvres WHERE titre='Narcisse et Goldmund';</text:p>
      <text:p text:style-name="P73">20.Quels sont les adhérents actuellement en retard ?</text:p>
      <text:p text:style-name="Normal">SELECT * FROM Adherent_Emprunt WHERE date_add(dateEmp,INTERVAL + dureeMax DAY ) &gt; current_date AND dateRet IS NULL;</text:p>
      <text:p text:style-name="P74">21.Quels sont les livres actuellement en retard ?<text:s/></text:p>
      <text:p text:style-name="Normal">SELECT dateEmp,dateRet,dureeMax,NL,titre FROM biblio.Livre_Oeuvres_Adherent_Emprunt WHERE date_add(dateEmp,INTERVAL + dureeMax DAY<text:s/>) &gt; current_date AND dateRet IS NULL ORDER BY NA;</text:p>
      <text:p text:style-name="P75">22.Quels sont les adhérents en retard avec le nombre de livre en retard et la moyenne du nombre de jour de retard.<text:s/></text:p>
      <text:p text:style-name="Normal">SELECT COUNT(NL) AS Nbr_de_Livre, NA ,nom ,prenom ROUND(AVG(to_days(date_add(dateEmp,INTERVAL + dureeMax DAY ))-to_days(current_date()))) AS Retard_Moyenne FROM biblio.Livre_Oeuvres_Adherent_Emprunt WHERE date_add(dateEmp,INTERVAL + dureeMax DAY ) &gt; current_date and dateRet is NULL GROUP BY NA;<text:s/></text:p>
      <text:p text:style-name="P76">23.Nombre de livres empruntées par auteur.<text:s/></text:p>
      <text:p text:style-name="Normal">SELECT COUNT(NL) AS Nbr_Livre,auteur FROM biblio.Livre_Oeuvres_Adherent_Emprunt GROUP BY auteur;</text:p>
      <text:p text:style-name="P77">24.Nombre de livres empruntés par éditeur.<text:s/></text:p>
      <text:p text:style-name="Normal">SELECT COUNT(NL) AS Nbr_Livres ,editeur FROM biblio.Livre_Oeuvres_Adherent_Emprunt GROUP BY editeur;</text:p>
      <text:p text:style-name="P78">25.Durée moyenne des emprunts rendus. On commencera par afficher les durées des emprunts rendus.<text:s/></text:p>
      <text:p text:style-name="Normal">SELECT dateEmp,dateRet,dateRet-dateEmp AS Duree,NL From emprunter WHERE dateRet IS NOT NULL ORDER BY Duree;</text:p>
      <text:p text:style-name="P79">26.Durée moyenne des retards pour l’ensemble des emprunts.<text:s/></text:p>
      <text:p text:style-name="Normal">SELECT AVG(CASE WHEN dateRet IS NULL THEN CURRENT_DATE() - dateEmp ELSE dateRet - dateEmp END) AS Duree_retard FROM emprunter WHERE ((CASE WHEN dateRet IS NULL THEN CURRENT_DATE() - dateEmp ELSE dateRet - dateEmp END) &gt; dureeMax OR (dateRet - dateEmp) &lt;= dureeMax);</text:p>
      <text:p text:style-name="P80">27.Durée moyenne des retards parmi les seuls retardataires.</text:p>
      <text:p text:style-name="Normal">SELECT AVG(CASE WHEN dateRet IS NULL THEN CURRENT_DATE() - dateEmp ELSE dateRet - dateEmp END) AS Duree_retard FROM emprunter WHERE ((CASE WHEN dateRet IS NULL THEN CURRENT_DATE() - dateEmp ELSE<text:s/>dateRet - dateEmp END) &gt; dureeMax)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SUS</meta:initial-creator>
    <dc:creator>ASUS</dc:creator>
    <meta:creation-date>2022-07-01T03:34:00Z</meta:creation-date>
    <dc:date>2022-07-01T09:33:00Z</dc:date>
    <meta:template xlink:href="Normal" xlink:type="simple"/>
    <meta:editing-cycles>2</meta:editing-cycles>
    <meta:editing-duration>PT5280S</meta:editing-duration>
    <meta:document-statistic meta:page-count="5" meta:paragraph-count="14" meta:word-count="1087" meta:character-count="7052" meta:row-count="49" meta:non-whitespace-character-count="5979"/>
  </office:meta>
</office:document-meta>
</file>